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DC Motor Driver Kit v1.1”</text:p>
            <text:p text:style-name="P1">make.rrrf.org/dcmd-1.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04-25T21:26:14</dc:date>
    <dc:language>en-US</dc:language>
    <meta:editing-cycles>2</meta:editing-cycles>
    <meta:editing-duration>PT1M3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330" meta:character-count="2220"/>
  </office:meta>
</office:document-meta>
</file>